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333333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5.514cm" svg:height="3.879cm" svg:x="9.455cm" svg:y="11.125cm" svg:viewBox="0 0 5515 3880" svg:d="m1270 670c694-297 4245-1905 4245 1270s-3540 1568-4245 1270-1270-777-1270-1270 576-973 1270-1270zm-1270 0zm4245 1905z">
            <text:p/>
          </draw:path>
          <draw:line draw:style-name="gr2" draw:text-style-name="P1" draw:layer="layout" svg:x1="3.54cm" svg:y1="13.065cm" svg:x2="17.51cm" svg:y2="13.065cm">
            <text:p/>
          </draw:line>
          <draw:line draw:style-name="gr2" draw:text-style-name="P1" draw:layer="layout" svg:x1="10.725cm" svg:y1="7.35cm" svg:x2="10.725cm" svg:y2="18.78cm">
            <text:p/>
          </draw:line>
          <draw:line draw:style-name="gr3" draw:text-style-name="P1" draw:layer="layout" svg:x1="10.725cm" svg:y1="13.065cm" svg:x2="13.9cm" svg:y2="11.16cm">
            <text:p/>
          </draw:line>
          <draw:line draw:style-name="gr3" draw:text-style-name="P1" draw:layer="layout" svg:x1="10.76cm" svg:y1="13.065cm" svg:x2="13.935cm" svg:y2="14.97cm">
            <text:p/>
          </draw:line>
          <draw:line draw:style-name="gr3" draw:text-style-name="P1" draw:layer="layout" svg:x1="10.725cm" svg:y1="13.065cm" svg:x2="14.535cm" svg:y2="13.7cm">
            <text:p/>
          </draw:line>
          <draw:line draw:style-name="gr3" draw:text-style-name="P1" draw:layer="layout" svg:x1="10.725cm" svg:y1="13.065cm" svg:x2="14.535cm" svg:y2="12.43cm">
            <text:p/>
          </draw:line>
          <draw:line draw:style-name="gr3" draw:text-style-name="P1" draw:layer="layout" svg:x1="10.725cm" svg:y1="13.065cm" svg:x2="11.36cm" svg:y2="11.795cm">
            <text:p/>
          </draw:line>
          <draw:line draw:style-name="gr3" draw:text-style-name="P1" draw:layer="layout" svg:x1="10.725cm" svg:y1="13.065cm" svg:x2="11.36cm" svg:y2="14.335cm">
            <text:p/>
          </draw:line>
          <draw:line draw:style-name="gr3" draw:text-style-name="P1" draw:layer="layout" svg:x1="10.725cm" svg:y1="13.065cm" svg:x2="10.09cm" svg:y2="12.43cm">
            <text:p/>
          </draw:line>
          <draw:line draw:style-name="gr3" draw:text-style-name="P1" draw:layer="layout" svg:x1="10.725cm" svg:y1="13.065cm" svg:x2="10.09cm" svg:y2="13.7cm">
            <text:p/>
          </draw:line>
          <draw:line draw:style-name="gr3" draw:text-style-name="P1" draw:layer="layout" svg:x1="4.175cm" svg:y1="13.065cm" svg:x2="9.255cm" svg:y2="13.06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8:00</meta:creation-date>
    <dc:date>2011-05-28T19:23:23</dc:date>
    <dc:creator>Chris Gibson</dc:creator>
    <meta:editing-duration>PT5M24S</meta:editing-duration>
    <meta:editing-cycles>1</meta:editing-cycles>
    <meta:document-statistic meta:object-count="13"/>
    <meta:generator>LibreOffice/3.3$Unix LibreOffice_project/330m19$Build-202</meta:generator>
  </office:meta>
</office:document-meta>
</file>